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 style:family="table-column">
      <style:table-column-properties fo:break-before="auto" style:column-width="0.7189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9" style:family="table-column">
      <style:table-column-properties fo:break-before="auto" style:column-width="1.552in"/>
    </style:style>
    <style:style style:name="co140"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46" style:family="table-column">
      <style:table-column-properties fo:break-before="auto" style:column-width="3.6252in"/>
    </style:style>
    <style:style style:name="co147" style:family="table-column">
      <style:table-column-properties fo:break-before="auto" style:column-width="1.5189in"/>
    </style:style>
    <style:style style:name="co148" style:family="table-column">
      <style:table-column-properties fo:break-before="auto" style:column-width="1.1252in"/>
    </style:style>
    <style:style style:name="co149"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43" style:family="table-row">
      <style:table-row-properties style:row-height="0.85in" fo:break-before="auto" style:use-optimal-row-height="false"/>
    </style:style>
    <style:style style:name="ro144" style:family="table-row">
      <style:table-row-properties style:row-height="0.9665in" fo:break-before="auto" style:use-optimal-row-height="false"/>
    </style:style>
    <style:style style:name="ro146" style:family="table-row">
      <style:table-row-properties style:row-height="0.9083in" fo:break-before="auto" style:use-optimal-row-height="false"/>
    </style:style>
    <style:style style:name="ro147" style:family="table-row">
      <style:table-row-properties style:row-height="0.7917in" fo:break-before="auto" style:use-optimal-row-height="false"/>
    </style:style>
    <style:style style:name="ro148" style:family="table-row">
      <style:table-row-properties style:row-height="0.8165in" fo:break-before="auto" style:use-optimal-row-height="false"/>
    </style:style>
    <style:style style:name="ro150" style:family="table-row">
      <style:table-row-properties style:row-height="1.2in" fo:break-before="auto" style:use-optimal-row-height="false"/>
    </style:style>
    <style:style style:name="ro151" style:family="table-row">
      <style:table-row-properties style:row-height="1.05in" fo:break-before="auto" style:use-optimal-row-height="false"/>
    </style:style>
    <style:style style:name="ro152" style:family="table-row">
      <style:table-row-properties style:row-height="1.2252in" fo:break-before="auto" style:use-optimal-row-height="false"/>
    </style:style>
    <style:style style:name="ro153" style:family="table-row">
      <style:table-row-properties style:row-height="0.6543in" fo:break-before="auto" style:use-optimal-row-height="false"/>
    </style:style>
    <style:style style:name="ro154" style:family="table-row">
      <style:table-row-properties style:row-height="1.5543in" fo:break-before="auto" style:use-optimal-row-height="false"/>
    </style:style>
    <style:style style:name="ro155" style:family="table-row">
      <style:table-row-properties style:row-height="1.4811in" fo:break-before="auto" style:use-optimal-row-height="false"/>
    </style:style>
    <style:style style:name="ro156" style:family="table-row">
      <style:table-row-properties style:row-height="1.502in" fo:break-before="auto" style:use-optimal-row-height="false"/>
    </style:style>
    <style:style style:name="ro157" style:family="table-row">
      <style:table-row-properties style:row-height="1.4189in" fo:break-before="auto" style:use-optimal-row-height="false"/>
    </style:style>
    <style:style style:name="ro158" style:family="table-row">
      <style:table-row-properties style:row-height="1.4291in" fo:break-before="auto" style:use-optimal-row-height="false"/>
    </style:style>
    <style:style style:name="ro162" style:family="table-row">
      <style:table-row-properties style:row-height="1.1in" fo:break-before="auto" style:use-optimal-row-height="false"/>
    </style:style>
    <style:style style:name="ro163" style:family="table-row">
      <style:table-row-properties style:row-height="1.4083in" fo:break-before="auto" style:use-optimal-row-height="false"/>
    </style:style>
    <style:style style:name="ro164" style:family="table-row">
      <style:table-row-properties style:row-height="2.1in" fo:break-before="auto" style:use-optimal-row-height="false"/>
    </style:style>
    <style:style style:name="ro165"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186" style:family="table-row">
      <style:table-row-properties style:row-height="2.0752in" fo:break-before="auto" style:use-optimal-row-height="false"/>
    </style:style>
    <style:style style:name="ro187" style:family="table-row">
      <style:table-row-properties style:row-height="0.8063in" fo:break-before="auto" style:use-optimal-row-height="false"/>
    </style:style>
    <style:style style:name="ro188" style:family="table-row">
      <style:table-row-properties style:row-height="1.5665in" fo:break-before="auto" style:use-optimal-row-height="false"/>
    </style:style>
    <style:style style:name="ro189" style:family="table-row">
      <style:table-row-properties style:row-height="1.0457in" fo:break-before="auto" style:use-optimal-row-height="false"/>
    </style:style>
    <style:style style:name="ro190" style:family="table-row">
      <style:table-row-properties style:row-height="1.098in" fo:break-before="auto" style:use-optimal-row-height="false"/>
    </style:style>
    <style:style style:name="ro192" style:family="table-row">
      <style:table-row-properties style:row-height="1.5126in" fo:break-before="auto" style:use-optimal-row-height="false"/>
    </style:style>
    <style:style style:name="ro199" style:family="table-row">
      <style:table-row-properties style:row-height="2in" fo:break-before="auto" style:use-optimal-row-height="false"/>
    </style:style>
    <style:style style:name="ro200" style:family="table-row">
      <style:table-row-properties style:row-height="1.6665in" fo:break-before="auto" style:use-optimal-row-height="false"/>
    </style:style>
    <style:style style:name="ro201" style:family="table-row">
      <style:table-row-properties style:row-height="1.35in" fo:break-before="auto" style:use-optimal-row-height="false"/>
    </style:style>
    <style:style style:name="ro202" style:family="table-row">
      <style:table-row-properties style:row-height="1.5752in" fo:break-before="auto" style:use-optimal-row-height="false"/>
    </style:style>
    <style:style style:name="ro203" style:family="table-row">
      <style:table-row-properties style:row-height="1.55in" fo:break-before="auto" style:use-optimal-row-height="false"/>
    </style:style>
    <style:style style:name="ro209" style:family="table-row">
      <style:table-row-properties style:row-height="1.2583in" fo:break-before="auto" style:use-optimal-row-height="false"/>
    </style:style>
    <style:style style:name="ro210" style:family="table-row">
      <style:table-row-properties style:row-height="1.3252in" fo:break-before="auto" style:use-optimal-row-height="false"/>
    </style:style>
    <style:style style:name="ro213" style:family="table-row">
      <style:table-row-properties style:row-height="1.2752in" fo:break-before="auto" style:use-optimal-row-height="false"/>
    </style:style>
    <style:style style:name="ro226"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227" style:family="table-row">
      <style:table-row-properties style:row-height="1.3665in" fo:break-before="auto" style:use-optimal-row-height="false"/>
    </style:style>
    <style:style style:name="ro228" style:family="table-row">
      <style:table-row-properties style:row-height="1.4709in" fo:break-before="auto" style:use-optimal-row-height="false"/>
    </style:style>
    <style:style style:name="ro229" style:family="table-row">
      <style:table-row-properties style:row-height="1.4752in" fo:break-before="auto" style:use-optimal-row-height="false"/>
    </style:style>
    <style:style style:name="ro231" style:family="table-row">
      <style:table-row-properties style:row-height="1.2543in" fo:break-before="auto" style:use-optimal-row-height="false"/>
    </style:style>
    <style:style style:name="ro232" style:family="table-row">
      <style:table-row-properties style:row-height="2.1252in" fo:break-before="auto" style:use-optimal-row-height="false"/>
    </style:style>
    <style:style style:name="ro233" style:family="table-row">
      <style:table-row-properties style:row-height="2.248in" fo:break-before="auto" style:use-optimal-row-height="false"/>
    </style:style>
    <style:style style:name="ro234"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235" style:family="table-row">
      <style:table-row-properties style:row-height="0.7252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4" style:family="table-row">
      <style:table-row-properties style:row-height="0.2118in" fo:break-before="auto" style:use-optimal-row-height="true"/>
    </style:style>
    <style:style style:name="ro245" style:family="table-row">
      <style:table-row-properties style:row-height="0.2173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2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5" style:family="table-cell" style:parent-style-name="Default" style:data-style-name="N0">
      <style:table-cell-properties style:text-align-source="fix" style:repeat-content="false" style:vertical-align="automatic"/>
      <style:paragraph-properties fo:text-align="start" fo:margin-left="0in"/>
    </style:style>
    <style:style style:name="ce126"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28" style:family="table-cell" style:parent-style-name="Default" style:data-style-name="N0">
      <style:table-cell-properties fo:background-color="#cccccc" style:text-align-source="fix" style:repeat-content="false" style:vertical-align="automatic"/>
      <style:paragraph-properties fo:text-align="justify"/>
    </style:style>
    <style:style style:name="ce12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3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able-cell-properties style:text-align-source="fix" style:repeat-content="false"/>
      <style:paragraph-properties fo:text-align="justify" fo:margin-left="0in"/>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Default" style:data-style-name="N0">
      <style:text-properties fo:font-size="12pt" style:font-size-asian="12pt" style:font-size-complex="12pt"/>
    </style:style>
    <style:style style:name="ce16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ext-properties style:font-name="Calibri2" style:font-name-asian="Calibri2" style:font-name-complex="Calibri2"/>
    </style:style>
    <style:style style:name="ce18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0" style:family="table-cell" style:parent-style-name="Default" style:data-style-name="N0">
      <style:table-cell-properties fo:background-color="#00ffff"/>
    </style:style>
    <style:style style:name="ce20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1"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64" office:value-type="string">
            <text:p>Mind-Alliance Channels Functional Test</text:p>
          </table:table-cell>
          <table:table-cell table:number-columns-repeated="2"/>
          <table:table-cell office:value-type="string">
            <text:p>Date</text:p>
          </table:table-cell>
          <table:table-cell table:style-name="ce1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48"/>
          <table:table-cell table:style-name="ce148"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63"/>
          <table:table-cell table:style-name="ce163" office:value-type="string">
            <text:p>Channels Login</text:p>
          </table:table-cell>
          <table:table-cell table:style-name="ce163"/>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48" table:number-columns-repeated="2"/>
          <table:table-cell table:style-name="ce148"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85"/>
          <table:table-cell table:number-columns-repeated="1011"/>
        </table:table-row>
        <table:table-row table:style-name="ro244">
          <table:table-cell/>
          <table:table-cell table:style-name="ce148" table:number-columns-repeated="2"/>
          <table:table-cell table:style-name="ce148" office:value-type="string">
            <text:p>L4</text:p>
          </table:table-cell>
          <table:table-cell table:style-name="ce170" table:formula="of:=COUNTIF([Channels_Login.B2:.B150];&quot;L4&quot;)"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244">
          <table:table-cell/>
          <table:table-cell table:style-name="ce163"/>
          <table:table-cell table:style-name="ce163" office:value-type="string">
            <text:p>Home Page</text:p>
          </table:table-cell>
          <table:table-cell table:style-name="ce163"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88"/>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Blocked</text:p>
          </table:table-cell>
          <table:table-cell table:style-name="ce190"/>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84" office:value-type="string">
            <text:p>Category</text:p>
          </table:table-cell>
          <table:table-cell table:style-name="ce184"/>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205" office:value-type="string">
            <text:p>Automatable</text:p>
          </table:table-cell>
          <table:table-cell table:style-name="ce205" office:value-type="string">
            <text:p>Automated</text:p>
          </table:table-cell>
          <table:table-cell table:style-name="ce210" office:value-type="string">
            <text:p>Result</text:p>
          </table:table-cell>
          <table:table-cell table:number-columns-repeated="1003"/>
        </table:table-row>
        <table:table-row table:style-name="ro245">
          <table:table-cell/>
          <table:table-cell table:style-name="ce148" table:number-columns-repeated="2"/>
          <table:table-cell table:style-name="ce148" office:value-type="string">
            <text:p>L4</text:p>
          </table:table-cell>
          <table:table-cell table:style-name="ce170" table:formula="of:=COUNTIF([Home_Page.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70" table:formula="of:=SUM([.E6:.E1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13">
            <text:p>13</text:p>
          </table:table-cell>
          <table:table-cell table:style-name="ce208" table:formula="of:=COUNTIF([Channels_Login.J2:.J30];&quot;YES&quot;)" office:value-type="float" office:value="9">
            <text:p>9</text:p>
          </table:table-cell>
          <table:table-cell table:style-name="ce211" office:value-type="float" office:value="9">
            <text:p>9</text:p>
          </table:table-cell>
          <table:table-cell table:number-columns-repeated="1003"/>
        </table:table-row>
        <table:table-row table:style-name="ro244">
          <table:table-cell/>
          <table:table-cell table:style-name="ce163"/>
          <table:table-cell table:style-name="ce163" office:value-type="string">
            <text:p>Channels Admin</text:p>
          </table:table-cell>
          <table:table-cell table:style-name="ce163" table:number-columns-repeated="2"/>
          <table:table-cell table:style-name="ce174" table:number-columns-repeated="4"/>
          <table:table-cell table:number-columns-repeated="2"/>
          <table:table-cell table:style-name="ce148" office:value-type="string">
            <text:p>Home Page</text:p>
          </table:table-cell>
          <table:table-cell table:style-name="ce148"/>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33">
            <text:p>33</text:p>
          </table:table-cell>
          <table:table-cell table:style-name="ce206" table:formula="of:=COUNTIF([Home_Page.J2:.J71];&quot;YES&quot;)" office:value-type="float" office:value="20">
            <text:p>20</text:p>
          </table:table-cell>
          <table:table-cell table:style-name="ce211" office:value-type="float" office:value="20">
            <text:p>2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20">
            <text:p>20</text:p>
          </table:table-cell>
          <table:table-cell table:style-name="ce206" table:formula="of:=COUNTIF([Channels_Admin.J2:.J64];&quot;YES&quot;)" office:value-type="float" office:value="23">
            <text:p>23</text:p>
          </table:table-cell>
          <table:table-cell table:style-name="ce211" office:value-type="float" office:value="23">
            <text:p>2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7">
            <text:p>7</text:p>
          </table:table-cell>
          <table:table-cell table:style-name="ce206" table:formula="of:=COUNTIF([Display_Control.J2:.J35];&quot;YES&quot;)" office:value-type="float" office:value="7">
            <text:p>7</text:p>
          </table:table-cell>
          <table:table-cell table:style-name="ce211"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70" table:formula="of:=SUM([.E30:.E34])" office:value-type="float" office:value="27">
            <text:p>27</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7">
            <text:p>27</text:p>
          </table:table-cell>
          <table:table-cell table:style-name="ce206" table:formula="of:=COUNTIF([Channels_Command_Execution.J2:.J65];&quot;YES&quot;)" office:value-type="float" office:value="27">
            <text:p>27</text:p>
          </table:table-cell>
          <table:table-cell office:value-type="float" office:value="25">
            <text:p>25</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4">
            <text:p>24</text:p>
          </table:table-cell>
          <table:table-cell table:style-name="ce206" table:formula="of:=COUNTIF([Collaboration_Panel.J2:.J35];&quot;YES&quot;)" office:value-type="float" office:value="12">
            <text:p>12</text:p>
          </table:table-cell>
          <table:table-cell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Channels_Admi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70" table:formula="of:=SUM([.E42:.E46])" office:value-type="float" office:value="29">
            <text:p>29</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1">
            <text:p>21</text:p>
          </table:table-cell>
          <table:table-cell table:style-name="ce206" table:formula="of:=COUNTIF([Plan_and_Segment_Bar.J2:.J50];&quot;YES&quot;)" office:value-type="float" office:value="19">
            <text:p>19</text:p>
          </table:table-cell>
          <table:table-cell table:style-name="ce211" office:value-type="float" office:value="19">
            <text:p>19</text:p>
          </table:table-cell>
          <table:table-cell table:number-columns-repeated="1003"/>
        </table:table-row>
        <table:table-row table:style-name="ro244">
          <table:table-cell/>
          <table:table-cell table:style-name="ce163"/>
          <table:table-cell table:style-name="ce163" office:value-type="string">
            <text:p>Display Control</text:p>
          </table:table-cell>
          <table:table-cell table:style-name="ce163" table:number-columns-repeated="2"/>
          <table:table-cell table:style-name="ce174" table:number-columns-repeated="4"/>
          <table:table-cell table:number-columns-repeated="2"/>
          <table:table-cell table:style-name="ce148" office:value-type="string">
            <text:p>Task and Flow Panel</text:p>
          </table:table-cell>
          <table:table-cell/>
          <table:table-cell table:style-name="ce170" table:formula="of:=SUM([.E48:.E52])" office:value-type="float" office:value="93">
            <text:p>93</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92">
            <text:p>92</text:p>
          </table:table-cell>
          <table:table-cell table:style-name="ce206" table:formula="of:=COUNTIF([Task_and_Flow_Panel.J2:.J113];&quot;YES&quot;)" office:value-type="float" office:value="54">
            <text:p>54</text:p>
          </table:table-cell>
          <table:table-cell table:number-columns-repeated="1004"/>
        </table:table-row>
        <table:table-row table:style-name="ro244">
          <table:table-cell/>
          <table:table-cell table:style-name="ce148" table:number-columns-repeated="2"/>
          <table:table-cell table:style-name="ce148"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70" table:formula="of:=SUM([.E54:.E58])" office:value-type="float" office:value="183">
            <text:p>183</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48">
            <text:p>148</text:p>
          </table:table-cell>
          <table:table-cell table:style-name="ce208" table:formula="of:=COUNTIF([Entities.J2:.J229];&quot;YES&quot;)" office:value-type="float" office:value="121">
            <text:p>121</text:p>
          </table:table-cell>
          <table:table-cell office:value-type="float" office:value="77">
            <text:p>77</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70" table:formula="of:=SUM([.E60:.E64])" office:value-type="float" office:value="11">
            <text:p>11</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2">
            <text:p>12</text:p>
          </table:table-cell>
          <table:table-cell table:style-name="ce206" table:formula="of:=COUNTIF([Information_Sharing_Guidelines_fo_all_Participants.J2:.J47];&quot;YES&quot;)" office:value-type="float" office:value="3">
            <text:p>3</text:p>
          </table:table-cell>
          <table:table-cell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Display_Contro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13">
            <text:p>13</text:p>
          </table:table-cell>
          <table:table-cell table:style-name="ce206"/>
          <table:table-cell table:number-columns-repeated="1004"/>
        </table:table-row>
        <table:table-row table:style-name="ro244">
          <table:table-cell/>
          <table:table-cell table:style-name="ce163"/>
          <table:table-cell table:style-name="ce163" office:value-type="string">
            <text:p>Channels Command Execution</text:p>
          </table:table-cell>
          <table:table-cell table:style-name="ce163" table:number-columns-repeated="2"/>
          <table:table-cell table:style-name="ce174" table:number-columns-repeated="4"/>
          <table:table-cell table:number-columns-repeated="2"/>
          <table:table-cell table:style-name="ce148" office:value-type="string">
            <text:p>My Information Sharing Guidelines ( User )</text:p>
          </table:table-cell>
          <table:table-cell/>
          <table:table-cell table:style-name="ce170" table:formula="of:=SUM([.E84:.E88])" office:value-type="float" office:value="4">
            <text:p>4</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Command_Execution.B2:.B150];&quot;L0&quot;)" office:value-type="float" office:value="27">
            <text:p>27</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Command_Execution.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3"/>
          <table:table-cell table:style-name="ce201" office:value-type="string">
            <text:p>Total</text:p>
          </table:table-cell>
          <table:table-cell table:style-name="ce202" table:formula="of:=SUM([.N16:.N30])" office:value-type="float" office:value="541">
            <text:p>541</text:p>
          </table:table-cell>
          <table:table-cell table:style-name="ce202" table:formula="of:=SUM([.O16:.O30])" office:value-type="float" office:value="459">
            <text:p>459</text:p>
          </table:table-cell>
          <table:table-cell table:style-name="ce202" table:formula="of:=SUM([.P16:.P30])" office:value-type="float" office:value="70">
            <text:p>70</text:p>
          </table:table-cell>
          <table:table-cell table:style-name="ce202" office:value-type="float" office:value="0">
            <text:p>0</text:p>
          </table:table-cell>
          <table:table-cell table:style-name="ce202" office:value-type="float" office:value="0">
            <text:p>0</text:p>
          </table:table-cell>
          <table:table-cell table:style-name="ce207" table:formula="of:=SUM([.S16:.S30])" office:value-type="float" office:value="416">
            <text:p>416</text:p>
          </table:table-cell>
          <table:table-cell table:style-name="ce209" table:formula="of:=SUM([.T16:.T30])" office:value-type="float" office:value="301">
            <text:p>301</text:p>
          </table:table-cell>
          <table:table-cell table:formula="of:=SUM([.U16:.U30])" office:value-type="float" office:value="196">
            <text:p>196</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Command_Execution.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Command_Executio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hannels_Command_Executio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44">
          <table:table-cell/>
          <table:table-cell table:style-name="ce163"/>
          <table:table-cell table:style-name="ce163" office:value-type="string">
            <text:p>Collaboration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ollaboration_Pane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Plan and Segment Bar</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Plan_and_Segment_Bar.B2:.B150];&quot;L0&quot;)" office:value-type="float" office:value="16">
            <text:p>16</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Plan_and_Segment_Bar.B2:.B150];&quot;L1&quot;)" office:value-type="float" office:value="10">
            <text:p>1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Plan_and_Segment_Bar.B2:.B150];&quot;L2&quot;)" office:value-type="float" office:value="3">
            <text:p>3</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Plan_and_Segment_Bar.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Plan_and_Segment_Bar.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Task and Flow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Task_and_Flow_Panel.B2:.B150];&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Task_and_Flow_Panel.B2:.B150];&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Task_and_Flow_Panel.B2:.B150];&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Task_and_Flow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Task_and_Flow_Panel.B2:.B150];&quot;L4&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Entitie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Entities.B2:.B300];&quot;L0&quot;)" office:value-type="float" office:value="19">
            <text:p>19</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Entities.B2:.B300];&quot;L1&quot;)" office:value-type="float" office:value="141">
            <text:p>141</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Entities.B2:.B300];&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Entiti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Entiti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Flow Map</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Flow_map.B2:.B300];&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Flow_map.B2:.B300];&quot;L1&quot;)" office:value-type="float" office:value="11">
            <text:p>1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Flow_map.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Flow_map.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Flow_map.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Sharing Guidelines for all Participants( Admin &amp; Planner )</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Sharing_Guidelines_fo_all_Participa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Assignments &amp; Commitment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Assignments_And_Commitme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5">
          <table:table-cell/>
          <table:table-cell table:style-name="ce163"/>
          <table:table-cell table:style-name="ce163" office:value-type="string">
            <text:p>Lock Functionlity</text:p>
          </table:table-cell>
          <table:table-cell table:style-name="ce163" table:number-columns-repeated="6"/>
          <table:table-cell table:number-columns-repeated="1015"/>
        </table:table-row>
        <table:table-row table:style-name="ro244">
          <table:table-cell table:number-columns-repeated="3"/>
          <table:table-cell table:style-name="ce148"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4</text:p>
          </table:table-cell>
          <table:table-cell table:style-name="ce170" table:formula="of:=COUNTIF([Lock_functionality.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My Information Sharing Guidelines ( User )</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My_Information_Sharing_Guidelines.B2:.B300];&quot;L0&quot;)" office:value-type="float" office:value="4">
            <text:p>4</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My_Information_Sharing_Guidelines.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My_Information_Sharing_Guidelines.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My_Information_Sharing_Guidelin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My_Information_Sharing_Guidelin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ssue Summary Report</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Issue_Summary_Report.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number-columns-repeated="8"/>
          <table:table-cell table:number-columns-repeated="1015"/>
        </table:table-row>
        <table:table-row table:style-name="ro62">
          <table:table-cell table:number-columns-repeated="3"/>
          <table:table-cell table:style-name="ce166" office:value-type="string">
            <text:p>Total </text:p>
          </table:table-cell>
          <table:table-cell table:style-name="ce172" table:formula="of:=SUM([.E6:.E94])" office:value-type="float" office:value="541">
            <text:p>541</text:p>
          </table:table-cell>
          <table:table-cell table:number-columns-repeated="1019"/>
        </table:table-row>
        <table:table-row table:style-name="ro62">
          <table:table-cell table:number-columns-repeated="3"/>
          <table:table-cell table:style-name="ce166"/>
          <table:table-cell table:style-name="ce172"/>
          <table:table-cell table:number-columns-repeated="1019"/>
        </table:table-row>
        <table:table-row table:style-name="ro62">
          <table:table-cell table:number-columns-repeated="3"/>
          <table:table-cell table:style-name="ce166" office:value-type="string">
            <text:p>L0</text:p>
          </table:table-cell>
          <table:table-cell table:style-name="ce172"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66" office:value-type="string">
            <text:p>L1</text:p>
          </table:table-cell>
          <table:table-cell table:style-name="ce172"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66" office:value-type="string">
            <text:p>L2</text:p>
          </table:table-cell>
          <table:table-cell table:style-name="ce172"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66"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66"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2"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39" table:default-cell-style-name="ce35"/>
        <table:table-column table:style-name="co6" table:default-cell-style-name="ce35"/>
        <table:table-column table:style-name="co140" table:default-cell-style-name="ce1"/>
        <table:table-column table:style-name="co26" table:default-cell-style-name="ce35"/>
        <table:table-column table:style-name="co27" table:default-cell-style-name="ce35"/>
        <table:table-column table:style-name="co28" table:default-cell-style-name="ce35"/>
        <table:table-column table:style-name="co146" table:default-cell-style-name="ce35"/>
        <table:table-column table:style-name="co147" table:default-cell-style-name="ce35"/>
        <table:table-column table:style-name="co26" table:number-columns-repeated="3" table:default-cell-style-name="ce35"/>
        <table:table-column table:style-name="co148" table:default-cell-style-name="ce35"/>
        <table:table-column table:style-name="co26" table:visibility="collapse" table:default-cell-style-name="ce35"/>
        <table:table-column table:style-name="co149"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6">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7">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8">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0">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5">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124"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31"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62">
          <table:table-cell office:value-type="string">
            <text:p>HP019_MessageTab</text:p>
          </table:table-cell>
          <table:table-cell table:style-name="ce125"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1">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6">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9"/><text:s text:c="32"/></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9"/><text:s text:c="43"/></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6">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8">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1">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5"/><text:s text:c="21"/></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32">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4">
          <table:table-cell table:style-name="ce34" office:value-type="string">
            <text:p>HP056</text:p>
          </table:table-cell>
          <table:table-cell table:style-name="ce34" office:value-type="string">
            <text:p>L2</text:p>
          </table:table-cell>
          <table:table-cell table:style-name="ce126"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29"/>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22" office:value-type="string">
            <text:p>HP057</text:p>
          </table:table-cell>
          <table:table-cell table:style-name="ce122" office:value-type="string">
            <text:p>L0</text:p>
          </table:table-cell>
          <table:table-cell table:style-name="ce122" office:value-type="string">
            <text:p>Information Needs of All Participants' Link</text:p>
          </table:table-cell>
          <table:table-cell table:style-name="ce122"/>
          <table:table-cell table:style-name="ce122" office:value-type="string">
            <text:p>1. Login to channels with valid credentials</text:p>
            <text:p>2. Click on 'Information Needs of All Participants' Link</text:p>
          </table:table-cell>
          <table:table-cell table:style-name="ce122"/>
          <table:table-cell table:style-name="ce12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22"/>
          <table:table-cell table:style-name="ce122" office:value-type="string">
            <text:p>PASS</text:p>
          </table:table-cell>
          <table:table-cell table:style-name="ce122" office:value-type="string">
            <text:p>NO</text:p>
          </table:table-cell>
          <table:table-cell table:style-name="ce122" table:number-columns-repeated="7"/>
          <table:table-cell table:style-name="ce132" office:value-type="string">
            <text:p>YES</text:p>
          </table:table-cell>
          <table:table-cell table:style-name="ce122" office:value-type="string">
            <text:p>YES</text:p>
          </table:table-cell>
          <table:table-cell table:style-name="ce122" office:value-type="string">
            <text:p>YES</text:p>
          </table:table-cell>
          <table:table-cell table:style-name="ce122" table:number-columns-repeated="1002"/>
          <table:table-cell table:style-name="ce133"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5">08/25/2011</text:date>, <text:time>16:35:1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25T16:35:19.10</dc:date>
    <meta:editing-cycles>2359</meta:editing-cycles>
    <meta:editing-duration>PT149H29M45S</meta:editing-duration>
    <meta:document-statistic meta:table-count="18" meta:cell-count="8307" meta:object-count="0"/>
  </office:meta>
</office:document-meta>
</file>